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010EA3892E9F8693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db0db" draw:fill-color="#8db0db" draw:textarea-horizontal-align="justify" draw:textarea-vertical-align="middle" draw:auto-grow-height="false" fo:min-height="6.227cm" fo:min-width="2.929cm"/>
    </style:style>
    <style:style style:name="gr2" style:family="graphic" style:parent-style-name="standard">
      <style:graphic-properties svg:stroke-color="#dcd0ab" draw:fill-color="#dcd0ab" draw:textarea-horizontal-align="justify" draw:textarea-vertical-align="middle" draw:auto-grow-height="false" fo:min-height="6.227cm" fo:min-width="2.929cm"/>
    </style:style>
    <style:style style:name="gr3" style:family="graphic" style:parent-style-name="standard">
      <style:graphic-properties svg:stroke-color="#d5edc5" draw:fill-color="#d5edc5" draw:textarea-horizontal-align="justify" draw:textarea-vertical-align="middle" draw:auto-grow-height="false" fo:min-height="4.576cm" fo:min-width="1.659cm"/>
    </style:style>
    <style:style style:name="gr4" style:family="graphic" style:parent-style-name="standard">
      <style:graphic-properties svg:stroke-color="#ffa6a6" draw:fill-color="#ffa6a6" draw:textarea-horizontal-align="justify" draw:textarea-vertical-align="middle" draw:auto-grow-height="false" fo:min-height="4.576cm" fo:min-width="1.659cm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svg:stroke-width="0.106cm" svg:stroke-color="#127622" draw:marker-start-width="0.359cm" draw:marker-end-width="0.359cm" draw:fill="none" draw:textarea-horizontal-align="justify" draw:textarea-vertical-align="middle" draw:auto-grow-height="false" fo:min-height="4.47cm" fo:min-width="3.712cm" fo:padding-top="0.178cm" fo:padding-bottom="0.178cm" fo:padding-left="0.303cm" fo:padding-right="0.303cm"/>
    </style:style>
    <style:style style:name="gr7" style:family="graphic" style:parent-style-name="standard">
      <style:graphic-properties svg:stroke-color="#8db0db" draw:fill-color="#8db0db" draw:textarea-horizontal-align="justify" draw:textarea-vertical-align="middle" draw:auto-grow-height="false" fo:min-height="1.782cm" fo:min-width="0.516cm"/>
    </style:style>
    <style:style style:name="gr8" style:family="graphic" style:parent-style-name="standard">
      <style:graphic-properties svg:stroke-color="#dcd0ab" draw:fill-color="#dcd0ab" draw:textarea-horizontal-align="justify" draw:textarea-vertical-align="middle" draw:auto-grow-height="false" fo:min-height="1.782cm" fo:min-width="0.516cm"/>
    </style:style>
    <style:style style:name="gr9" style:family="graphic" style:parent-style-name="standard">
      <style:graphic-properties svg:stroke-color="#d5edc5" draw:fill-color="#d5edc5" draw:textarea-horizontal-align="justify" draw:textarea-vertical-align="middle" draw:auto-grow-height="false" fo:min-height="1.558cm" fo:min-width="0cm"/>
    </style:style>
    <style:style style:name="gr10" style:family="graphic" style:parent-style-name="standard">
      <style:graphic-properties svg:stroke-color="#ffa6a6" draw:fill-color="#ffa6a6" draw:textarea-horizontal-align="justify" draw:textarea-vertical-align="middle" draw:auto-grow-height="false" fo:min-height="1.558cm" fo:min-width="0.389cm"/>
    </style:style>
    <style:style style:name="gr11" style:family="graphic" style:parent-style-name="standard">
      <style:graphic-properties svg:stroke-width="0.106cm" svg:stroke-color="#127622" draw:marker-start-width="0.359cm" draw:marker-end-width="0.359cm" draw:fill="none" draw:textarea-horizontal-align="justify" draw:textarea-vertical-align="middle" draw:auto-grow-height="false" fo:min-height="1.452cm" fo:min-width="0.41cm" fo:padding-top="0.178cm" fo:padding-bottom="0.178cm" fo:padding-left="0.303cm" fo:padding-right="0.303cm"/>
    </style:style>
    <style:style style:name="gr12" style:family="graphic" style:parent-style-name="standard">
      <style:graphic-properties svg:stroke-color="#d5edc5" draw:fill-color="#d5edc5" draw:textarea-horizontal-align="justify" draw:textarea-vertical-align="middle" draw:auto-grow-height="false" fo:min-height="1.558cm" fo:min-width="0.389cm"/>
    </style:style>
    <style:style style:name="gr13" style:family="graphic" style:parent-style-name="standard">
      <style:graphic-properties svg:stroke-color="#ffa6a6" draw:fill-color="#ffa6a6" draw:textarea-horizontal-align="justify" draw:textarea-vertical-align="middle" draw:auto-grow-height="false" fo:min-height="1.558cm" fo:min-width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Double_20_Dot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none" fo:min-height="0.459cm"/>
      <style:paragraph-properties style:writing-mode="lr-tb"/>
    </style:style>
    <style:style style:name="gr18" style:family="graphic" style:parent-style-name="standard">
      <style:graphic-properties draw:stroke="none" draw:fill="none" fo:min-height="0.258cm"/>
      <style:paragraph-properties style:writing-mode="lr-tb"/>
    </style:style>
    <style:style style:name="gr19" style:family="graphic" style:parent-style-name="standard">
      <style:graphic-properties draw:stroke="none" draw:fill="none" fo:min-height="0.395cm"/>
      <style:paragraph-properties style:writing-mode="lr-tb"/>
    </style:style>
    <style:style style:name="gr20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28cm" svg:stroke-color="#00a933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ff4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8db0db"/>
      <style:paragraph-properties fo:text-align="center"/>
    </style:style>
    <style:style style:name="P2" style:family="paragraph">
      <loext:graphic-properties draw:fill-color="#dcd0ab"/>
      <style:paragraph-properties fo:text-align="center"/>
    </style:style>
    <style:style style:name="P3" style:family="paragraph">
      <loext:graphic-properties draw:fill-color="#d5edc5"/>
      <style:paragraph-properties fo:text-align="center"/>
    </style:style>
    <style:style style:name="P4" style:family="paragraph">
      <loext:graphic-properties draw:fill-color="#ffa6a6"/>
      <style:paragraph-properties fo:text-align="center"/>
    </style:style>
    <style:style style:name="P5" style:family="paragraph">
      <style:text-properties style:font-name="FreeSans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FreeSans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style:text-properties fo:color="#3465a4" fo:font-size="10pt" style:font-size-asian="10pt" style:font-size-complex="10pt"/>
    </style:style>
    <style:style style:name="P13" style:family="paragraph">
      <loext:graphic-properties draw:fill="none"/>
      <style:text-properties fo:color="#3465a4" fo:font-size="10pt" style:font-size-asian="10pt" style:font-size-complex="10pt"/>
    </style:style>
    <style:style style:name="P14" style:family="paragraph">
      <loext:graphic-properties draw:fill-color="#ffffff"/>
    </style:style>
    <style:style style:name="T1" style:family="text">
      <style:text-properties style:font-name="Free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3.429cm" svg:height="6.477cm" svg:x="0.254cm" svg:y="3.5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429cm" svg:height="6.477cm" svg:x="3.683cm" svg:y="3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159cm" svg:height="4.826cm" svg:x="1.524cm" svg:y="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159cm" svg:height="4.826cm" svg:x="3.683cm" svg:y="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4.064cm" svg:height="0.635cm" draw:transform="rotate (1.5707963267949) translate (6.223cm 9.779cm)">
            <draw:text-box>
              <text:p text:style-name="P5"><text:span text:style-name="T1">verdadero</text:span><text:span text:style-name="T1">s </text:span><text:span text:style-name="T1">negativos</text:span></text:p>
            </draw:text-box>
          </draw:frame>
          <draw:frame draw:style-name="gr5" draw:text-style-name="P6" draw:layer="layout" svg:width="3.556cm" svg:height="0.635cm" draw:transform="rotate (1.5707963267949) translate (4.445cm 9.652cm)">
            <draw:text-box>
              <text:p text:style-name="P5"><text:span text:style-name="T1">falsos </text:span><text:span text:style-name="T1">positivos</text:span></text:p>
            </draw:text-box>
          </draw:frame>
          <draw:frame draw:style-name="gr5" draw:text-style-name="P6" draw:layer="layout" svg:width="3.556cm" svg:height="0.635cm" draw:transform="rotate (1.57812670965327) translate (0.534cm 9.784cm)">
            <draw:text-box>
              <text:p text:style-name="P5"><text:span text:style-name="T1">falsos </text:span><text:span text:style-name="T1">negativ</text:span><text:span text:style-name="T1">os</text:span></text:p>
            </draw:text-box>
          </draw:frame>
          <draw:frame draw:style-name="gr5" draw:text-style-name="P6" draw:layer="layout" svg:width="3.81cm" svg:height="0.635cm" draw:transform="rotate (1.5707963267949) translate (2.159cm 9.652cm)">
            <draw:text-box>
              <text:p text:style-name="P5"><text:span text:style-name="T1">verdad</text:span><text:span text:style-name="T1">eros </text:span><text:span text:style-name="T1">positivo</text:span><text:span text:style-name="T1">s</text:span></text:p>
            </draw:text-box>
          </draw:frame>
          <draw:frame draw:style-name="gr5" draw:text-style-name="P6" draw:layer="layout" svg:width="2.032cm" svg:height="0.635cm" svg:x="4.445cm" svg:y="3.81cm">
            <draw:text-box>
              <text:p text:style-name="P5"><text:span text:style-name="T1">P(H0/H0)</text:span></text:p>
            </draw:text-box>
          </draw:frame>
          <draw:frame draw:style-name="gr5" draw:text-style-name="P6" draw:layer="layout" svg:width="2.032cm" svg:height="0.635cm" svg:x="3.81cm" svg:y="5.207cm">
            <draw:text-box>
              <text:p text:style-name="P5"><text:span text:style-name="T1">P(H1/H0)</text:span></text:p>
            </draw:text-box>
          </draw:frame>
          <draw:frame draw:style-name="gr5" draw:text-style-name="P6" draw:layer="layout" svg:width="2.032cm" svg:height="0.635cm" svg:x="1.016cm" svg:y="3.81cm">
            <draw:text-box>
              <text:p text:style-name="P5"><text:span text:style-name="T1">P(H0/H1)</text:span></text:p>
            </draw:text-box>
          </draw:frame>
          <draw:frame draw:style-name="gr5" draw:text-style-name="P6" draw:layer="layout" svg:width="2.032cm" svg:height="0.635cm" svg:x="1.524cm" svg:y="5.207cm">
            <draw:text-box>
              <text:p text:style-name="P5"><text:span text:style-name="T1">P(H1/H1)</text:span></text:p>
            </draw:text-box>
          </draw:frame>
          <draw:custom-shape draw:style-name="gr6" draw:text-style-name="P7" draw:layer="layout" svg:width="4.318cm" svg:height="4.826cm" svg:x="1.524cm" svg:y="4.95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1.651cm" svg:height="0.635cm" svg:x="1.524cm" svg:y="2.794cm">
            <draw:text-box>
              <text:p text:style-name="P5"><text:span text:style-name="T1">P(H1)</text:span></text:p>
            </draw:text-box>
          </draw:frame>
          <draw:frame draw:style-name="gr5" draw:text-style-name="P6" draw:layer="layout" svg:width="1.651cm" svg:height="0.635cm" svg:x="4.625cm" svg:y="2.795cm">
            <draw:text-box>
              <text:p text:style-name="P5"><text:span text:style-name="T1">P(H0)</text:span></text:p>
            </draw:text-box>
          </draw:frame>
        </draw:g>
        <draw:g xml:id="id2" draw:id="id2">
          <draw:custom-shape draw:style-name="gr7" draw:text-style-name="P1" draw:layer="layout" svg:width="1.016cm" svg:height="2.032cm" svg:x="16.51cm" svg:y="11.17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016cm" svg:height="2.032cm" svg:x="17.526cm" svg:y="11.1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127cm" svg:height="1.808cm" svg:x="17.399cm" svg:y="11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889cm" svg:height="1.808cm" svg:x="17.526cm" svg:y="11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1.016cm" svg:height="1.808cm" svg:x="17.399cm" svg:y="11.321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7" draw:text-style-name="P1" draw:layer="layout" svg:width="1.016cm" svg:height="2.032cm" svg:x="16.764cm" svg:y="0.5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016cm" svg:height="2.032cm" svg:x="17.78cm" svg:y="0.5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889cm" svg:height="1.808cm" svg:x="16.891cm" svg:y="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127cm" svg:height="1.808cm" svg:x="17.78cm" svg:y="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1.016cm" svg:height="1.808cm" svg:x="16.891cm" svg:y="0.65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6.32cm" svg:height="6.754cm" svg:x="7.142cm" svg:y="3.406cm">
          <draw:image xlink:href="Pictures/10000000000001E0000002010EA3892E9F869388.png" xlink:type="simple" xlink:show="embed" xlink:actuate="onLoad" loext:mime-type="image/png">
            <text:p/>
          </draw:image>
        </draw:frame>
        <draw:line draw:style-name="gr15" draw:text-style-name="P9" draw:layer="layout" svg:x1="14.478cm" svg:y1="9.906cm" svg:x2="21.336cm" svg:y2="9.906cm">
          <text:p/>
        </draw:line>
        <draw:line draw:style-name="gr15" draw:text-style-name="P9" draw:layer="layout" svg:x1="14.478cm" svg:y1="9.906cm" svg:x2="14.478cm" svg:y2="3.302cm">
          <text:p/>
        </draw:line>
        <draw:line draw:style-name="gr16" draw:text-style-name="P9" draw:layer="layout" svg:x1="14.478cm" svg:y1="4.318cm" svg:x2="20.574cm" svg:y2="4.318cm">
          <text:p/>
        </draw:line>
        <draw:line draw:style-name="gr16" draw:text-style-name="P9" draw:layer="layout" svg:x1="20.574cm" svg:y1="9.906cm" svg:x2="20.574cm" svg:y2="4.318cm">
          <text:p/>
        </draw:line>
        <draw:frame draw:style-name="gr17" draw:text-style-name="P11" draw:layer="layout" svg:width="4.572cm" svg:height="0.709cm" draw:transform="rotate (1.5707963267949) translate (13.716cm 9.398cm)">
          <draw:text-box>
            <text:p text:style-name="P10"><text:span text:style-name="T2">True Positive Rate (TPR)</text:span></text:p>
          </draw:text-box>
        </draw:frame>
        <draw:frame draw:style-name="gr18" draw:text-style-name="P11" draw:layer="layout" svg:width="4.769cm" svg:height="0.645cm" svg:x="15.24cm" svg:y="10.023cm">
          <draw:text-box>
            <text:p text:style-name="P10"><text:span text:style-name="T2">False Positive Rate (FNR)</text:span></text:p>
          </draw:text-box>
        </draw:frame>
        <draw:frame draw:style-name="gr18" draw:text-style-name="P13" draw:layer="layout" svg:width="2.737cm" svg:height="0.645cm" svg:x="16.256cm" svg:y="3.302cm">
          <draw:text-box>
            <text:p text:style-name="P12"><text:span text:style-name="T2">Curvas ROC</text:span></text:p>
          </draw:text-box>
        </draw:frame>
        <draw:frame draw:style-name="gr19" draw:text-style-name="P13" draw:layer="layout" svg:width="0.705cm" svg:height="0.645cm" svg:x="13.97cm" svg:y="9.769cm">
          <draw:text-box>
            <text:p text:style-name="P12"><text:span text:style-name="T2">0</text:span></text:p>
          </draw:text-box>
        </draw:frame>
        <draw:frame draw:style-name="gr19" draw:text-style-name="P13" draw:layer="layout" svg:width="0.705cm" svg:height="0.645cm" svg:x="13.773cm" svg:y="4.064cm">
          <draw:text-box>
            <text:p text:style-name="P12"><text:span text:style-name="T2">1</text:span></text:p>
          </draw:text-box>
        </draw:frame>
        <draw:frame draw:style-name="gr19" draw:text-style-name="P13" draw:layer="layout" svg:width="0.705cm" svg:height="0.645cm" svg:x="20.32cm" svg:y="10.023cm">
          <draw:text-box>
            <text:p text:style-name="P12"><text:span text:style-name="T2">1</text:span></text:p>
          </draw:text-box>
        </draw:frame>
        <draw:path draw:style-name="gr20" draw:text-style-name="P9" draw:layer="layout" svg:width="5.233cm" svg:height="6.767cm" draw:transform="skewX (-0.0671951762017816) rotate (-0.233699586842042) translate (15.6022007053737cm 3.14848038865581cm)" svg:viewBox="0 0 5234 6768" svg:d="M0 6768c369-29 726-135 1093-200 326-57 630-241 944-361 291-111 591-207 870-373 261-154 492-357 720-561 274-245 512-555 681-917 184-393 500-724 567-1172 55-369 167-708 276-1047 102-313 99-650 51-967-42-276 4-556-46-831l-50-297-56-42">
          <text:p/>
        </draw:path>
        <draw:path draw:style-name="gr21" draw:text-style-name="P9" draw:layer="layout" svg:width="6.082cm" svg:height="5.553cm" draw:transform="rotate (-3.14159265358979) translate (20.562cm 9.86cm)" svg:viewBox="0 0 6083 5554" svg:d="M0 5554c279-53 558 2 837-63 252-59 517-29 775-21 228 8 447-28 674-21 218 7 436 9 653-21 222-31 449-60 673-43 219 17 434-17 653-21 242-4 529 8 714-211 214-253 498-472 613-803 87-250-9-510 101-759 118-267-3-563 122-845 111-251 14-537 62-803 45-250 94-504 102-761 9-270 123-526 102-802l-41-211v-169">
          <text:p/>
        </draw:path>
        <draw:path draw:style-name="gr22" draw:text-style-name="P9" draw:layer="layout" svg:width="6.083cm" svg:height="5.553cm" draw:transform="rotate (-3.14159265358979) translate (20.562cm 9.86cm)" svg:viewBox="0 0 6084 5554" svg:d="M0 5537c214 63 396-64 608-75 201-10 395-76 591-132 229-66 451-143 680-208 222-63 425-196 609-340 184-145 383-258 590-360 198-98 374-213 572-302 213-95 394-252 591-378 211-135 344-372 537-529s300-373 411-586c111-212 251-364 341-605 76-203 117-374 196-567 72-176 14-386 108-567 111-214 57-485 179-699l71-189-71 19">
          <text:p/>
        </draw:path>
        <draw:connector draw:style-name="gr23" draw:text-style-name="P9" draw:layer="layout" draw:type="curve" draw:line-skew="-0.673cm" svg:x1="16.764cm" svg:y1="1.524cm" svg:x2="15.203cm" svg:y2="4.749cm" draw:start-shape="id1" draw:start-glue-point="3" svg:d="M16764 1524c-2556 0-1775 3225-1561 3225" svg:viewBox="0 0 1842 3226">
          <text:p/>
        </draw:connector>
        <draw:connector draw:style-name="gr24" draw:text-style-name="P9" draw:layer="layout" draw:type="curve" draw:line-skew="0.607cm" svg:x1="18.542cm" svg:y1="12.192cm" svg:x2="19.636cm" svg:y2="8.278cm" draw:start-shape="id2" draw:start-glue-point="1" svg:d="M18542 12192c2107 0 1560-3914 1094-3914" svg:viewBox="0 0 1524 3915">
          <text:p/>
        </draw:connector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7:17:08.063929515</meta:creation-date>
    <dc:date>2022-04-22T17:57:13.900628021</dc:date>
    <meta:editing-duration>PT19M25S</meta:editing-duration>
    <meta:editing-cycles>2</meta:editing-cycles>
    <meta:generator>LibreOffice/6.4.7.2$Linux_X86_64 LibreOffice_project/40$Build-2</meta:generator>
    <meta:document-statistic meta:object-count="67"/>
  </office:meta>
</office:document-meta>
</file>